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9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8">USB Audio 16 bit DAC+ADC </text:span><text:span text:style-name="T9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0">multichemistrybattery-charger control IC </text:span><text:span text:style-name="T11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2">One Cell Lithium-ion/Polymer Battery Protection IC </text:span><text:span text:style-name="T13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2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2">2-Cell Battery Packs Protection (Iload&lt;4A; Uload=7.4V; Uovercharge break=4.28V; Uovercharge release=4.08V; Uoverdischarge break=2.9V; Uoverdischarge release=3.0V; </text:span><text:span text:style-name="T14">Has No Balancing</text:span><text:span text:style-name="T15">)  </text:span><text:span text:style-name="T13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2">4-Cell Battery Packs Protection (Iload&lt;8A; Uload=14.8-16.8V; Uovercharge break=4.28V; Uovercharge release=4.08V; Uoverdischarge break=2.9V; Uoverdischarge release=3.0V; </text:span><text:span text:style-name="T14">Has No Balancing</text:span><text:span text:style-name="T15">)  </text:span><text:span text:style-name="T13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6"> </text:span><text:span text:style-name="T13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 table:number-columns-repeated="5"/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17">1M x 16Bit x 4 Banks Synchronous DRAM </text:span><text:span text:style-name="T18"> </text:span><text:span text:style-name="T19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/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3" table:number-columns-repeated="4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20">HALL-EFFECT ELEMENT. </text:span><text:span text:style-name="T21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0.8V Reference Ultra Low Dropout (0.2V@5A) Linear Regulator </text:span><text:span text:style-name="T22"> </text:span><text:span text:style-name="T23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375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5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77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6"/>
          <table:table-cell table:style-name="ce377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77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77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4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number-columns-repeated="1009"/>
        </table:table-row>
        <table:table-row table:style-name="ro2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78" office:value-type="string" calcext:value-type="string" table:number-columns-spanned="4" table:number-rows-spanned="1">
            <text:p>ОУ</text:p>
          </table:table-cell>
          <table:covered-table-cell table:number-columns-repeated="3" table:style-name="ce378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83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3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86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86"/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6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86"/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waveshare.com/wiki/RPi_Camera_(G)" xlink:type="simple">https://www.waveshare.com/wiki/RPi_Camera_(G)</text:a></text:span><text:span text:style-name="T2">  </text:span><text:span text:style-name="T3">DataSheet on Google Drive</text:span></text:p>
          </table:table-cell>
          <table:table-cell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78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7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1">
      <number:number number:decimal-places="1" number:min-decimal-places="1" number:min-integer-digits="1"/>
    </number:number-style>
    <number:time-style style:name="N10141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4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34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34P0"/>
    </number:number-style>
    <number:number-style style:name="N10133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33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33P0"/>
    </number:number-style>
    <number:number-style style:name="N1013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29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9P0"/>
    </number:number-style>
    <number:date-style style:name="N1012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date-style style:name="N10127" number:language="ru" number:country="RU">
      <number:month number:textual="true"/>
      <number:text>.</number:text>
      <number:year/>
    </number:date-style>
    <number:number-style style:name="N10126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22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1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1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17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17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17P2" style:volatile="true" number:language="ru" number:country="RU">
      <number:text> </number:text>
      <number:fill-character> </number:fill-character>
      <number:text>-р. </number:text>
    </number:number-style>
    <number:text-style style:name="N10117" number:language="ru" number:country="RU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13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13P0"/>
    </number:number-style>
    <number:time-style style:name="N10140" number:language="ru" number:country="RU">
      <number:hours/>
      <number:text>:</number:text>
      <number:minutes number:style="long"/>
      <number:text> </number:text>
      <number:am-pm/>
    </number:time-style>
    <number:number-style style:name="N10111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1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1P0"/>
    </number:number-style>
    <number:number-style style:name="N10139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9P0"/>
    </number:number-style>
    <number:time-style style:name="N10110" number:language="ru" number:country="RU">
      <number:hours/>
      <number:text>:</number:text>
      <number:minutes number:style="long"/>
    </number:time-style>
    <number:number-style style:name="N10138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8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8P2" style:volatile="true" number:language="ru" number:country="RU">
      <number:text> </number:text>
      <number:fill-character> </number:fill-character>
      <number:text>-    </number:text>
    </number:number-style>
    <number:text-style style:name="N10138" number:language="ru" number:country="RU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0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0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09P0"/>
    </number:number-style>
    <number:date-style style:name="N10107" number:language="ru" number:country="RU">
      <number:day number:style="long"/>
      <number:text>.</number:text>
      <number:month number:textual="true"/>
      <number:text>.</number:text>
      <number:year/>
    </number:date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2-23T09:21:49.551472651</dc:date>
    <meta:editing-cycles>135</meta:editing-cycles>
    <meta:editing-duration>P4DT23H3M20S</meta:editing-duration>
    <meta:generator>LibreOffice/7.3.7.2$Linux_X86_64 LibreOffice_project/30$Build-2</meta:generator>
    <meta:document-statistic meta:table-count="1" meta:cell-count="22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